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vertical-align="top" draw:auto-grow-height="false" fo:min-height="0.749cm" fo:min-width="0.499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0080" draw:textarea-horizontal-align="justify" draw:textarea-vertical-align="middle" draw:auto-grow-height="false" fo:min-height="0cm" fo:min-width="0cm"/>
    </style:style>
    <style:style style:name="gr10" style:family="graphic" style:parent-style-name="standard">
      <style:graphic-properties draw:fill="solid" draw:fill-color="#00ffff" draw:textarea-horizontal-align="justify" draw:textarea-vertical-align="middle" draw:auto-grow-height="false" fo:min-height="0cm" fo:min-width="0cm"/>
    </style:style>
    <style:style style:name="gr11" style:family="graphic" style:parent-style-name="standard">
      <style:graphic-properties draw:marker-end="Arrow" draw:marker-end-width="0.203cm" draw:textarea-horizontal-align="center" draw:textarea-vertical-align="middle"/>
    </style:style>
    <style:style style:name="gr1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4" style:family="graphic" style:parent-style-name="standard">
      <style:graphic-properties draw:fill="solid" draw:fill-color="#ff3333"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00"/>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style>
    <style:style style:name="P5" style:family="paragraph">
      <style:paragraph-properties fo:margin-left="0cm" fo:margin-right="0cm" fo:text-align="center" fo:text-indent="0cm"/>
      <style:text-properties fo:color="#ffffff" fo:font-size="14pt"/>
    </style:style>
    <style:style style:name="P6" style:family="paragraph">
      <style:paragraph-properties fo:margin-left="0cm" fo:margin-right="0cm" fo:text-align="center" fo:text-indent="0cm"/>
      <style:text-properties fo:color="#ffff00" fo:font-size="6pt"/>
    </style:style>
    <style:style style:name="P7" style:family="paragraph">
      <style:paragraph-properties fo:margin-left="0cm" fo:margin-right="0cm" fo:text-align="center" fo:text-indent="0cm"/>
      <style:text-properties fo:color="#ffff00" fo:font-size="2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color="#c0c0c0"/>
    </style:style>
    <style:style style:name="P10" style:family="paragraph">
      <style:paragraph-properties fo:margin-left="0cm" fo:margin-right="0cm" fo:text-indent="0cm"/>
      <style:text-properties fo:color="#c0c0c0" fo:font-size="9pt"/>
    </style:style>
    <style:style style:name="T1" style:family="text">
      <style:text-properties fo:font-size="10pt"/>
    </style:style>
    <style:style style:name="T2" style:family="text">
      <style:text-properties fo:color="#ffff00"/>
    </style:style>
    <style:style style:name="T3" style:family="text">
      <style:text-properties fo:font-size="14pt"/>
    </style:style>
    <style:style style:name="T4" style:family="text">
      <style:text-properties fo:color="#ffffff" fo:font-size="14pt"/>
    </style:style>
    <style:style style:name="T5" style:family="text">
      <style:text-properties fo:color="#ffff00" fo:font-size="6pt"/>
    </style:style>
    <style:style style:name="T6" style:family="text">
      <style:text-properties fo:color="#ffff00" fo:font-size="2pt"/>
    </style:style>
    <style:style style:name="T7" style:family="text">
      <style:text-properties fo:color="#c0c0c0"/>
    </style:style>
    <style:style style:name="T8" style:family="text">
      <style:text-properties fo:color="#c0c0c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83cm" svg:height="7.793cm" svg:x="12.3cm" svg:y="0.711cm">
          <text:p text:style-name="P1"/>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41cm" svg:height="0.965cm" svg:x="6.936cm" svg:y="7.305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569cm" svg:height="2.309cm" svg:x="7.245cm" svg:y="3.937cm">
          <text:p text:style-name="P1">Schedd <text:s text:c="1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919cm" svg:height="1.592cm" svg:x="9.601cm" svg:y="4.345cm">
          <text:p text:style-name="P1"><text:span text:style-name="T1">User</text:span></text:p>
          <text:p text:style-name="P1"><text:span text:style-name="T1">jobs</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 draw:text-style-name="P2" draw:layer="layout" svg:width="4.298cm" svg:height="1.888cm" svg:x="12.991cm" svg:y="1.832cm">
          <text:p text:style-name="P1"><text:span text:style-name="T2">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1.645cm" svg:height="1.552cm" svg:x="16.112cm" svg:y="3.196cm">
          <text:p text:style-name="P8"/>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4.654cm" svg:height="2.915cm" svg:x="16.766cm" svg:y="4.86cm">
          <text:p text:style-name="P8"/>
          <draw:enhanced-geometry svg:viewBox="0 0 21600 21600" draw:type="rectangle" draw:enhanced-path="M 0 0 L 21600 0 21600 21600 0 21600 0 0 Z N"/>
        </draw:custom-shape>
        <draw:custom-shape draw:style-name="gr6" draw:text-style-name="P3" draw:layer="layout" svg:width="3.156cm" svg:height="1.949cm" svg:x="22.652cm" svg:y="2.749cm">
          <text:p text:style-name="P8"/>
          <draw:enhanced-geometry svg:viewBox="0 0 21600 21600" draw:type="rectangle" draw:enhanced-path="M 0 0 L 21600 0 21600 21600 0 21600 0 0 Z N"/>
        </draw:custom-shape>
        <draw:custom-shape draw:style-name="gr6" draw:text-style-name="P3" draw:layer="layout" svg:width="3.156cm" svg:height="1.949cm" svg:x="22.452cm" svg:y="2.95cm">
          <text:p text:style-name="P8"/>
          <draw:enhanced-geometry svg:viewBox="0 0 21600 21600" draw:type="rectangle" draw:enhanced-path="M 0 0 L 21600 0 21600 21600 0 21600 0 0 Z N"/>
        </draw:custom-shape>
        <draw:custom-shape draw:style-name="gr6" draw:text-style-name="P3" draw:layer="layout" svg:width="3.156cm" svg:height="1.949cm" svg:x="22.252cm" svg:y="3.151cm">
          <text:p text:style-name="P8"/>
          <draw:enhanced-geometry svg:viewBox="0 0 21600 21600" draw:type="rectangle" draw:enhanced-path="M 0 0 L 21600 0 21600 21600 0 21600 0 0 Z N"/>
        </draw:custom-shape>
        <draw:custom-shape draw:style-name="gr7" draw:text-style-name="P4" draw:layer="layout" svg:width="3.156cm" svg:height="1.949cm" svg:x="22.052cm" svg:y="3.352cm">
          <text:p text:style-name="P1"><text:span text:style-name="T3">Running </text:span></text:p>
          <text:p text:style-name="P1"><text:span text:style-name="T3">Grid jobs</text:span></text:p>
          <draw:enhanced-geometry svg:viewBox="0 0 21600 21600" draw:type="rectangle" draw:enhanced-path="M 0 0 L 21600 0 21600 21600 0 21600 0 0 Z N"/>
        </draw:custom-shape>
        <draw:line draw:style-name="gr8" draw:text-style-name="P3" draw:layer="layout" svg:x1="17.831cm" svg:y1="3.495cm" svg:x2="21.946cm" svg:y2="3.978cm">
          <text:p text:style-name="P8"/>
        </draw:line>
        <draw:line draw:style-name="gr8" draw:text-style-name="P3" draw:layer="layout" svg:x1="17.832cm" svg:y1="3.695cm" svg:x2="21.947cm" svg:y2="4.178cm">
          <text:p text:style-name="P8"/>
        </draw:line>
        <draw:line draw:style-name="gr8" draw:text-style-name="P3" draw:layer="layout" svg:x1="17.833cm" svg:y1="3.895cm" svg:x2="21.948cm" svg:y2="4.378cm">
          <text:p text:style-name="P8"/>
        </draw:line>
        <draw:line draw:style-name="gr8" draw:text-style-name="P3" draw:layer="layout" svg:x1="17.834cm" svg:y1="4.095cm" svg:x2="21.949cm" svg:y2="4.578cm">
          <text:p text:style-name="P8"/>
        </draw:line>
        <draw:custom-shape draw:style-name="gr6" draw:text-style-name="P3" draw:layer="layout" svg:width="4.654cm" svg:height="2.915cm" svg:x="0.686cm" svg:y="4.969cm">
          <text:p text:style-name="P8"/>
          <draw:enhanced-geometry svg:viewBox="0 0 21600 21600" draw:type="rectangle" draw:enhanced-path="M 0 0 L 21600 0 21600 21600 0 21600 0 0 Z N"/>
        </draw:custom-shape>
        <draw:custom-shape draw:style-name="gr9" draw:text-style-name="P5" draw:layer="layout" svg:width="4.654cm" svg:height="0.776cm" svg:x="0.686cm" svg:y="4.194cm">
          <text:p text:style-name="P1"><text:span text:style-name="T4">Dedicated node</text:span></text:p>
          <draw:enhanced-geometry svg:viewBox="0 0 21600 21600" draw:type="rectangle" draw:enhanced-path="M 0 0 L 21600 0 21600 21600 0 21600 0 0 Z N"/>
        </draw:custom-shape>
        <draw:custom-shape draw:style-name="gr2" draw:text-style-name="P1" draw:id="id1" draw:layer="layout" svg:width="4.164cm" svg:height="1.023cm" svg:x="16.976cm" svg:y="4.958cm">
          <text:p text:style-name="P1">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2" draw:layer="layout" svg:width="4.164cm" svg:height="1.023cm" svg:x="16.976cm" svg:y="6.459cm">
          <text:p text:style-name="P1">User jo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19.058cm" svg:y1="5.981cm" svg:x2="19.058cm" svg:y2="6.459cm" draw:start-shape="id1" draw:start-glue-point="2" draw:end-shape="id2" draw:end-glue-point="0">
          <text:p text:style-name="P8"/>
        </draw:connector>
        <draw:custom-shape draw:style-name="gr2" draw:text-style-name="P1" draw:id="id3" draw:layer="layout" svg:width="4.164cm" svg:height="1.023cm" svg:x="0.996cm" svg:y="5.166cm">
          <text:p text:style-name="P1">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4" draw:layer="layout" svg:width="4.164cm" svg:height="1.023cm" svg:x="0.996cm" svg:y="6.667cm">
          <text:p text:style-name="P1">User jo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3.078cm" svg:y1="6.189cm" svg:x2="3.078cm" svg:y2="6.667cm" draw:start-shape="id3" draw:start-glue-point="2" draw:end-shape="id4" draw:end-glue-point="0">
          <text:p text:style-name="P8"/>
        </draw:connector>
        <draw:line draw:style-name="gr12" draw:text-style-name="P3" draw:layer="layout" svg:x1="5.158cm" svg:y1="5.929cm" svg:x2="6.842cm" svg:y2="7.779cm">
          <text:p text:style-name="P8"/>
        </draw:line>
        <draw:line draw:style-name="gr12" draw:text-style-name="P3" draw:layer="layout" svg:x1="16.916cm" svg:y1="5.626cm" svg:x2="12.447cm" svg:y2="7.876cm">
          <text:p text:style-name="P8"/>
        </draw:line>
        <draw:line draw:style-name="gr8" draw:text-style-name="P3" draw:layer="layout" svg:x1="17.835cm" svg:y1="4.295cm" svg:x2="18.915cm" svg:y2="4.916cm">
          <text:p text:style-name="P8"/>
        </draw:line>
        <draw:line draw:style-name="gr13" draw:text-style-name="P3" draw:layer="layout" svg:x1="10.281cm" svg:y1="1.732cm" svg:x2="12.897cm" svg:y2="2.692cm">
          <text:p text:style-name="P8"/>
        </draw:line>
        <draw:custom-shape draw:style-name="gr14" draw:text-style-name="P6" draw:layer="layout" svg:width="0.841cm" svg:height="0.841cm" svg:x="10.901cm" svg:y="1.644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14" draw:text-style-name="P7" draw:layer="layout" svg:width="0.305cm" svg:height="0.305cm" svg:x="16.602cm" svg:y="3.745cm">
          <text:p text:style-name="P1"><text:span text:style-name="T6">Startd</text:span></text:p>
          <draw:enhanced-geometry svg:viewBox="0 0 21600 21600" draw:glue-points="10800 0 3160 3160 0 10800 3160 18440 10800 21600 18440 18440 21600 10800 18440 3160" draw:text-areas="3200 3200 18400 18400" draw:type="ellipse"/>
        </draw:custom-shape>
        <draw:line draw:style-name="gr12" draw:text-style-name="P3" draw:layer="layout" svg:x1="9.389cm" svg:y1="7.245cm" svg:x2="8.903cm" svg:y2="6.347cm">
          <text:p text:style-name="P8"/>
        </draw:line>
        <draw:line draw:style-name="gr12" draw:text-style-name="P3" draw:layer="layout" svg:x1="9.789cm" svg:y1="7.245cm" svg:x2="9.303cm" svg:y2="6.347cm">
          <text:p text:style-name="P8"/>
        </draw:line>
        <draw:line draw:style-name="gr12" draw:text-style-name="P3" draw:layer="layout" svg:x1="11.917cm" svg:y1="5.218cm" svg:x2="16.803cm" svg:y2="5.29cm">
          <text:p text:style-name="P8"/>
        </draw:line>
        <draw:line draw:style-name="gr12" draw:text-style-name="P3" draw:layer="layout" svg:x1="7.174cm" svg:y1="5.028cm" svg:x2="5.229cm" svg:y2="5.669cm">
          <text:p text:style-name="P8"/>
        </draw:line>
        <draw:frame draw:style-name="gr15" draw:text-style-name="P9" draw:layer="layout" svg:width="1.205cm" svg:height="1.195cm" svg:x="5.675cm" svg:y="7.225cm">
          <draw:text-box>
            <text:p text:style-name="P8"><text:span text:style-name="T7">1a</text:span></text:p>
          </draw:text-box>
        </draw:frame>
        <draw:frame draw:style-name="gr15" draw:text-style-name="P9" draw:layer="layout" svg:width="1.205cm" svg:height="1.195cm" svg:x="8.043cm" svg:y="6.139cm">
          <draw:text-box>
            <text:p text:style-name="P8"><text:span text:style-name="T7">2a</text:span></text:p>
          </draw:text-box>
        </draw:frame>
        <draw:frame draw:style-name="gr15" draw:text-style-name="P9" draw:layer="layout" svg:width="1.205cm" svg:height="1.195cm" svg:x="5.639cm" svg:y="4.236cm">
          <draw:text-box>
            <text:p text:style-name="P8"><text:span text:style-name="T7">3a</text:span></text:p>
          </draw:text-box>
        </draw:frame>
        <draw:frame draw:style-name="gr15" draw:text-style-name="P10" draw:layer="layout" svg:width="0.858cm" svg:height="0.725cm" svg:x="2.363cm" svg:y="6.047cm">
          <draw:text-box>
            <text:p text:style-name="P8"><text:span text:style-name="T8">4a</text:span></text:p>
          </draw:text-box>
        </draw:frame>
        <draw:frame draw:style-name="gr15" draw:text-style-name="P9" draw:layer="layout" svg:width="1.205cm" svg:height="1.195cm" svg:x="11.743cm" svg:y="1.039cm">
          <draw:text-box>
            <text:p text:style-name="P8"><text:span text:style-name="T7">1b</text:span></text:p>
          </draw:text-box>
        </draw:frame>
        <draw:frame draw:style-name="gr15" draw:text-style-name="P10" draw:layer="layout" svg:width="0.858cm" svg:height="0.725cm" svg:x="17.443cm" svg:y="4.239cm">
          <draw:text-box>
            <text:p text:style-name="P8"><text:span text:style-name="T8">2b</text:span></text:p>
          </draw:text-box>
        </draw:frame>
        <draw:frame draw:style-name="gr15" draw:text-style-name="P9" draw:layer="layout" svg:width="1.205cm" svg:height="1.195cm" svg:x="13.143cm" svg:y="6.239cm">
          <draw:text-box>
            <text:p text:style-name="P8"><text:span text:style-name="T7">3b</text:span></text:p>
          </draw:text-box>
        </draw:frame>
        <draw:frame draw:style-name="gr15" draw:text-style-name="P9" draw:layer="layout" svg:width="1.205cm" svg:height="1.195cm" svg:x="9.644cm" svg:y="6.14cm">
          <draw:text-box>
            <text:p text:style-name="P8"><text:span text:style-name="T7">4b</text:span></text:p>
          </draw:text-box>
        </draw:frame>
        <draw:frame draw:style-name="gr15" draw:text-style-name="P9" draw:layer="layout" svg:width="1.205cm" svg:height="1.195cm" svg:x="13.008cm" svg:y="4.151cm">
          <draw:text-box>
            <text:p text:style-name="P8"><text:span text:style-name="T7">5b</text:span></text:p>
          </draw:text-box>
        </draw:frame>
        <draw:frame draw:style-name="gr15" draw:text-style-name="P10" draw:layer="layout" svg:width="0.858cm" svg:height="0.725cm" svg:x="17.843cm" svg:y="5.84cm">
          <draw:text-box>
            <text:p text:style-name="P8"><text:span text:style-name="T8">6b</text:span></text:p>
          </draw:text-box>
        </draw:frame>
        <draw:custom-shape draw:style-name="gr2" draw:text-style-name="P1" draw:layer="layout" svg:width="5.41cm" svg:height="0.965cm" svg:x="6.934cm" svg:y="8.28cm">
          <text:p text:style-name="P1">Negotia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10.033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6-12-05T17:08:13</dc:date>
    <dc:language>en-US</dc:language>
    <meta:editing-cycles>6</meta:editing-cycles>
    <meta:editing-duration>PT3H31M28S</meta:editing-duration>
    <meta:user-defined meta:name="Info 1"/>
    <meta:user-defined meta:name="Info 2"/>
    <meta:user-defined meta:name="Info 3"/>
    <meta:user-defined meta:name="Info 4"/>
    <meta:document-statistic meta:object-count="44"/>
  </office:meta>
</office:document-meta>
</file>